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hip0</text:p>
          </table:table-cell>
          <table:table-cell office:value-type="string" calcext:value-type="string">
            <text:p>Chip1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Chip3</text:p>
          </table:table-cell>
          <table:table-cell office:value-type="string" calcext:value-type="string">
            <text:p>Ch1</text:p>
          </table:table-cell>
          <table:table-cell office:value-type="string" calcext:value-type="string">
            <text:p>Ch2</text:p>
          </table:table-cell>
          <table:table-cell office:value-type="string" calcext:value-type="string">
            <text:p>Ch3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[.B4] - 256 +[.C4]*25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B5] - 256 +[.C5]*256"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formula="of:=[.B6] - 256 +[.C6]*256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formula="of:=[.B7] - 256 +[.C7]*256" office:value-type="float" office:value="768" calcext:value-type="float">
            <text:p>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formula="of:=[.B8] - 256 +[.C8]*256" office:value-type="float" office:value="1024" calcext:value-type="float">
            <text:p>1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formula="of:=[.B9] - 256 +[.C9]*256" office:value-type="float" office:value="1280" calcext:value-type="float">
            <text:p>12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table:formula="of:=[.B10] - 256 +[.C10]*256" office:value-type="float" office:value="1536" calcext:value-type="float">
            <text:p>1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table:formula="of:=[.B11] - 256 +[.C11]*256" office:value-type="float" office:value="1792" calcext:value-type="float">
            <text:p>1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formula="of:=[.B12] - 256 +[.C12]*256" office:value-type="float" office:value="2048" calcext:value-type="float">
            <text:p>2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table:formula="of:=[.B13] - 256 +[.C13]*256" office:value-type="float" office:value="2304" calcext:value-type="float">
            <text:p>2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[.B14] - 256 +[.C14]*256" office:value-type="float" office:value="2560" calcext:value-type="float">
            <text:p>25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table:formula="of:=[.B15] - 256 +[.C15]*256" office:value-type="float" office:value="2816" calcext:value-type="float">
            <text:p>2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table:formula="of:=[.B16] - 256 +[.C16]*256" office:value-type="float" office:value="3072" calcext:value-type="float">
            <text:p>3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[.B17] - 256 +[.C17]*25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formula="of:=[.B18] - 256 +[.C18]*256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table:formula="of:=[.B19] - 256 +[.C19]*256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formula="of:=[.B20] - 256 +[.C20]*256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B21] - 256 +[.C21]*256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formula="of:=[.B22] - 256 +[.C22]*256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[.B23] - 256 +[.C23]*256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formula="of:=[.B24] - 256 +[.C24]*256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B25] - 256 +[.C25]*256" office:value-type="float" office:value="-256" calcext:value-type="float">
            <text:p>-25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B26] - 256 +[.C26]*256" office:value-type="float" office:value="-256" calcext:value-type="float">
            <text:p>-25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B27] - 256 +[.C27]*256" office:value-type="float" office:value="-256" calcext:value-type="float">
            <text:p>-256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56" calcext:value-type="float">
            <text:p>256</text:p>
          </table:table-cell>
          <table:table-cell table:formula="of:=[.B28] - 256 +[.C28]*256" office:value-type="float" office:value="65536" calcext:value-type="float">
            <text:p>65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table:formula="of:=[.B29] - 256 +[.C29]*256" office:value-type="float" office:value="65537" calcext:value-type="float">
            <text:p>65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56" calcext:value-type="float">
            <text:p>256</text:p>
          </table:table-cell>
          <table:table-cell table:formula="of:=[.B30] - 256 +[.C30]*256" office:value-type="float" office:value="65538" calcext:value-type="float">
            <text:p>655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256" calcext:value-type="float">
            <text:p>256</text:p>
          </table:table-cell>
          <table:table-cell table:formula="of:=[.B31] - 256 +[.C31]*256" office:value-type="float" office:value="65539" calcext:value-type="float">
            <text:p>655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256" calcext:value-type="float">
            <text:p>256</text:p>
          </table:table-cell>
          <table:table-cell table:formula="of:=[.B32] - 256 +[.C32]*256" office:value-type="float" office:value="65540" calcext:value-type="float">
            <text:p>655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256" calcext:value-type="float">
            <text:p>256</text:p>
          </table:table-cell>
          <table:table-cell table:formula="of:=[.B33] - 256 +[.C33]*256" office:value-type="float" office:value="65541" calcext:value-type="float">
            <text:p>65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table:formula="of:=[.B34] - 256 +[.C34]*256" office:value-type="float" office:value="65542" calcext:value-type="float">
            <text:p>65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256" calcext:value-type="float">
            <text:p>256</text:p>
          </table:table-cell>
          <table:table-cell table:formula="of:=[.B35] - 256 +[.C35]*256" office:value-type="float" office:value="65543" calcext:value-type="float">
            <text:p>655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256" calcext:value-type="float">
            <text:p>256</text:p>
          </table:table-cell>
          <table:table-cell table:formula="of:=[.B36] - 256 +[.C36]*256" office:value-type="float" office:value="65544" calcext:value-type="float">
            <text:p>65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256" calcext:value-type="float">
            <text:p>256</text:p>
          </table:table-cell>
          <table:table-cell table:formula="of:=[.B37] - 256 +[.C37]*256" office:value-type="float" office:value="65545" calcext:value-type="float">
            <text:p>65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256" calcext:value-type="float">
            <text:p>256</text:p>
          </table:table-cell>
          <table:table-cell table:formula="of:=[.B38] - 256 +[.C38]*256" office:value-type="float" office:value="65546" calcext:value-type="float">
            <text:p>655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256" calcext:value-type="float">
            <text:p>256</text:p>
          </table:table-cell>
          <table:table-cell table:formula="of:=[.B39] - 256 +[.C39]*256" office:value-type="float" office:value="65547" calcext:value-type="float">
            <text:p>655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256" calcext:value-type="float">
            <text:p>256</text:p>
          </table:table-cell>
          <table:table-cell table:formula="of:=[.B40] - 256 +[.C40]*256" office:value-type="float" office:value="65548" calcext:value-type="float">
            <text:p>655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256" calcext:value-type="float">
            <text:p>256</text:p>
          </table:table-cell>
          <table:table-cell table:formula="of:=[.B41] - 256 +[.C41]*256" office:value-type="float" office:value="65549" calcext:value-type="float">
            <text:p>65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256" calcext:value-type="float">
            <text:p>256</text:p>
          </table:table-cell>
          <table:table-cell table:formula="of:=[.B42] - 256 +[.C42]*256" office:value-type="float" office:value="65550" calcext:value-type="float">
            <text:p>655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256" calcext:value-type="float">
            <text:p>256</text:p>
          </table:table-cell>
          <table:table-cell table:formula="of:=[.B43] - 256 +[.C43]*256" office:value-type="float" office:value="65551" calcext:value-type="float">
            <text:p>65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float" office:value="256" calcext:value-type="float">
            <text:p>256</text:p>
          </table:table-cell>
          <table:table-cell table:formula="of:=[.B44] - 256 +[.C44]*256" office:value-type="float" office:value="65552" calcext:value-type="float">
            <text:p>65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256" calcext:value-type="float">
            <text:p>256</text:p>
          </table:table-cell>
          <table:table-cell table:formula="of:=[.B45] - 256 +[.C45]*256" office:value-type="float" office:value="65553" calcext:value-type="float">
            <text:p>65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float" office:value="256" calcext:value-type="float">
            <text:p>256</text:p>
          </table:table-cell>
          <table:table-cell table:formula="of:=[.B46] - 256 +[.C46]*256" office:value-type="float" office:value="65554" calcext:value-type="float">
            <text:p>6555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number-columns-repeated="2" office:value-type="float" office:value="511" calcext:value-type="float">
            <text:p>511</text:p>
          </table:table-cell>
          <table:table-cell/>
          <table:table-cell table:formula="of:=2*256*256+(255-[.B48])-256*([.C48]-256)" office:value-type="float" office:value="65536" calcext:value-type="float">
            <text:p>65536</text:p>
          </table:table-cell>
          <table:table-cell table:number-columns-repeated="2"/>
          <table:table-cell table:formula="of:=256*256+(511-[.B48])+(511-[.C48])*256" office:value-type="float" office:value="65536" calcext:value-type="float">
            <text:p>655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49])-256*([.C49]-256)" office:value-type="float" office:value="65537" calcext:value-type="float">
            <text:p>65537</text:p>
          </table:table-cell>
          <table:table-cell table:number-columns-repeated="2"/>
          <table:table-cell table:formula="of:=256*256+(511-[.B49])+(511-[.C49])*256" office:value-type="float" office:value="65537" calcext:value-type="float">
            <text:p>655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50])-256*([.C50]-256)" office:value-type="float" office:value="65538" calcext:value-type="float">
            <text:p>65538</text:p>
          </table:table-cell>
          <table:table-cell table:number-columns-repeated="2"/>
          <table:table-cell table:formula="of:=256*256+(511-[.B50])+(511-[.C50])*256" office:value-type="float" office:value="65538" calcext:value-type="float">
            <text:p>655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51])-256*([.C51]-256)" office:value-type="float" office:value="65539" calcext:value-type="float">
            <text:p>65539</text:p>
          </table:table-cell>
          <table:table-cell table:number-columns-repeated="2"/>
          <table:table-cell table:formula="of:=256*256+(511-[.B51])+(511-[.C51])*256" office:value-type="float" office:value="65539" calcext:value-type="float">
            <text:p>655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52])-256*([.C52]-256)" office:value-type="float" office:value="65540" calcext:value-type="float">
            <text:p>65540</text:p>
          </table:table-cell>
          <table:table-cell table:number-columns-repeated="2"/>
          <table:table-cell table:formula="of:=256*256+(511-[.B52])+(511-[.C52])*256" office:value-type="float" office:value="65540" calcext:value-type="float">
            <text:p>655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53])-256*([.C53]-256)" office:value-type="float" office:value="65541" calcext:value-type="float">
            <text:p>65541</text:p>
          </table:table-cell>
          <table:table-cell table:number-columns-repeated="2"/>
          <table:table-cell table:formula="of:=256*256+(511-[.B53])+(511-[.C53])*256" office:value-type="float" office:value="65541" calcext:value-type="float">
            <text:p>655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54])-256*([.C54]-256)" office:value-type="float" office:value="65542" calcext:value-type="float">
            <text:p>65542</text:p>
          </table:table-cell>
          <table:table-cell table:number-columns-repeated="2"/>
          <table:table-cell table:formula="of:=256*256+(511-[.B54])+(511-[.C54])*256" office:value-type="float" office:value="65542" calcext:value-type="float">
            <text:p>655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55])-256*([.C55]-256)" office:value-type="float" office:value="65543" calcext:value-type="float">
            <text:p>65543</text:p>
          </table:table-cell>
          <table:table-cell table:number-columns-repeated="2"/>
          <table:table-cell table:formula="of:=256*256+(511-[.B55])+(511-[.C55])*256" office:value-type="float" office:value="65543" calcext:value-type="float">
            <text:p>655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56])-256*([.C56]-256)" office:value-type="float" office:value="65544" calcext:value-type="float">
            <text:p>65544</text:p>
          </table:table-cell>
          <table:table-cell table:number-columns-repeated="2"/>
          <table:table-cell table:formula="of:=256*256+(511-[.B56])+(511-[.C56])*256" office:value-type="float" office:value="65544" calcext:value-type="float">
            <text:p>655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57])-256*([.C57]-256)" office:value-type="float" office:value="65545" calcext:value-type="float">
            <text:p>65545</text:p>
          </table:table-cell>
          <table:table-cell table:number-columns-repeated="2"/>
          <table:table-cell table:formula="of:=256*256+(511-[.B57])+(511-[.C57])*256" office:value-type="float" office:value="65545" calcext:value-type="float">
            <text:p>655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58])-256*([.C58]-256)" office:value-type="float" office:value="65546" calcext:value-type="float">
            <text:p>65546</text:p>
          </table:table-cell>
          <table:table-cell table:number-columns-repeated="2"/>
          <table:table-cell table:formula="of:=256*256+(511-[.B58])+(511-[.C58])*256" office:value-type="float" office:value="65546" calcext:value-type="float">
            <text:p>655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59])-256*([.C59]-256)" office:value-type="float" office:value="65547" calcext:value-type="float">
            <text:p>65547</text:p>
          </table:table-cell>
          <table:table-cell table:number-columns-repeated="2"/>
          <table:table-cell table:formula="of:=256*256+(511-[.B59])+(511-[.C59])*256" office:value-type="float" office:value="65547" calcext:value-type="float">
            <text:p>65547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56" calcext:value-type="float">
            <text:p>256</text:p>
          </table:table-cell>
          <table:table-cell/>
          <table:table-cell table:formula="of:=2*256*256+(255-[.B60])-256*([.C60]-256)" office:value-type="float" office:value="131071" calcext:value-type="float">
            <text:p>131071</text:p>
          </table:table-cell>
          <table:table-cell table:number-columns-repeated="2"/>
          <table:table-cell table:formula="of:=256*256+(511-[.B60])+(511-[.C60])*256" office:value-type="float" office:value="131071" calcext:value-type="float">
            <text:p>131071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2*256*256+(255-[.B61])-256*([.C61]-256)" office:value-type="float" office:value="196863" calcext:value-type="float">
            <text:p>19686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12" calcext:value-type="float">
            <text:p>512</text:p>
          </table:table-cell>
          <table:table-cell/>
          <table:table-cell table:formula="of:=2*256*256+(255-[.B62])-256*([.C62]-256)" office:value-type="float" office:value="65279" calcext:value-type="float">
            <text:p>652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2*256*256+(255-[.B63])-256*([.C63]-256)" office:value-type="float" office:value="65535" calcext:value-type="float">
            <text:p>655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/>
          <table:table-cell table:formula="of:=2*256*256+(255-[.B64])-256*([.C64]-256)" office:value-type="float" office:value="65791" calcext:value-type="float">
            <text:p>657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  <table:table-cell/>
          <table:table-cell table:formula="of:=2*256*256+(255-[.B65])-256*([.C65]-256)" office:value-type="float" office:value="66047" calcext:value-type="float">
            <text:p>660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  <table:table-cell/>
          <table:table-cell table:formula="of:=2*256*256+(255-[.B66])-256*([.C66]-256)" office:value-type="float" office:value="66303" calcext:value-type="float">
            <text:p>6630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56" calcext:value-type="float">
            <text:p>256</text:p>
          </table:table-cell>
          <table:table-cell/>
          <table:table-cell table:formula="of:=2*256*256+(255-[.B67])-256*([.C67]-256)" office:value-type="float" office:value="131071" calcext:value-type="float">
            <text:p>1310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/>
          <table:table-cell table:formula="of:=2*256*256+(255-[.B68])-256*([.C68]-256)" office:value-type="float" office:value="130815" calcext:value-type="float">
            <text:p>1308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  <table:table-cell/>
          <table:table-cell table:formula="of:=2*256*256+(255-[.B69])-256*([.C69]-256)" office:value-type="float" office:value="130559" calcext:value-type="float">
            <text:p>1305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/>
          <table:table-cell table:formula="of:=2*256*256+(255-[.B70])-256*([.C70]-256)" office:value-type="float" office:value="130303" calcext:value-type="float">
            <text:p>1303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2*256*256+(255-[.B71])-256*([.C71]-256)" office:value-type="float" office:value="130047" calcext:value-type="float">
            <text:p>1300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/>
          <table:table-cell table:formula="of:=2*256*256+(255-[.B72])-256*([.C72]-256)" office:value-type="float" office:value="129791" calcext:value-type="float">
            <text:p>12979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table:formula="of:=2*256*256  + (255 -  [.B74]) +256*(511 - [.C74])" office:value-type="float" office:value="131072" calcext:value-type="float">
            <text:p>131072</text:p>
          </table:table-cell>
          <table:table-cell table:number-columns-repeated="2"/>
          <table:table-cell table:formula="of:=2*256*256+(256-1-[.B74])+(2*256-1-[.C74])*256" office:value-type="float" office:value="131072" calcext:value-type="float">
            <text:p>131072</text:p>
          </table:table-cell>
          <table:table-cell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table:formula="of:=2*256*256  + (255 -  [.B75]) +256*(511 - [.C75])" office:value-type="float" office:value="131073" calcext:value-type="float">
            <text:p>131073</text:p>
          </table:table-cell>
          <table:table-cell table:number-columns-repeated="2"/>
          <table:table-cell table:formula="of:=2*256*256+(256-1-[.B75])+(2*256-1-[.C75])*256" office:value-type="float" office:value="131073" calcext:value-type="float">
            <text:p>131073</text:p>
          </table:table-cell>
          <table:table-cell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table:formula="of:=2*256*256  + (255 -  [.B76]) +256*(511 - [.C76])" office:value-type="float" office:value="131074" calcext:value-type="float">
            <text:p>131074</text:p>
          </table:table-cell>
          <table:table-cell table:number-columns-repeated="2"/>
          <table:table-cell table:formula="of:=2*256*256+(256-1-[.B76])+(2*256-1-[.C76])*256" office:value-type="float" office:value="131074" calcext:value-type="float">
            <text:p>131074</text:p>
          </table:table-cell>
          <table:table-cell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table:formula="of:=2*256*256  + (255 -  [.B77]) +256*(511 - [.C77])" office:value-type="float" office:value="131075" calcext:value-type="float">
            <text:p>131075</text:p>
          </table:table-cell>
          <table:table-cell table:number-columns-repeated="2"/>
          <table:table-cell table:formula="of:=2*256*256+(256-1-[.B77])+(2*256-1-[.C77])*256" office:value-type="float" office:value="131075" calcext:value-type="float">
            <text:p>131075</text:p>
          </table:table-cell>
          <table:table-cell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table:formula="of:=2*256*256  + (255 -  [.B78]) +256*(511 - [.C78])" office:value-type="float" office:value="131076" calcext:value-type="float">
            <text:p>131076</text:p>
          </table:table-cell>
          <table:table-cell table:number-columns-repeated="2"/>
          <table:table-cell table:formula="of:=2*256*256+(256-1-[.B78])+(2*256-1-[.C78])*256" office:value-type="float" office:value="131076" calcext:value-type="float">
            <text:p>131076</text:p>
          </table:table-cell>
          <table:table-cell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table:formula="of:=2*256*256  + (255 -  [.B79]) +256*(511 - [.C79])" office:value-type="float" office:value="131077" calcext:value-type="float">
            <text:p>131077</text:p>
          </table:table-cell>
          <table:table-cell table:number-columns-repeated="2"/>
          <table:table-cell table:formula="of:=2*256*256+(256-1-[.B79])+(2*256-1-[.C79])*256" office:value-type="float" office:value="131077" calcext:value-type="float">
            <text:p>131077</text:p>
          </table:table-cell>
          <table:table-cell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table:formula="of:=2*256*256  + (255 -  [.B80]) +256*(511 - [.C80])" office:value-type="float" office:value="131078" calcext:value-type="float">
            <text:p>131078</text:p>
          </table:table-cell>
          <table:table-cell table:number-columns-repeated="2"/>
          <table:table-cell table:formula="of:=2*256*256+(256-1-[.B80])+(2*256-1-[.C80])*256" office:value-type="float" office:value="131078" calcext:value-type="float">
            <text:p>131078</text:p>
          </table:table-cell>
          <table:table-cell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table:formula="of:=2*256*256  + (255 -  [.B81]) +256*(511 - [.C81])" office:value-type="float" office:value="131079" calcext:value-type="float">
            <text:p>131079</text:p>
          </table:table-cell>
          <table:table-cell table:number-columns-repeated="2"/>
          <table:table-cell table:formula="of:=2*256*256+(256-1-[.B81])+(2*256-1-[.C81])*256" office:value-type="float" office:value="131079" calcext:value-type="float">
            <text:p>131079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table:formula="of:=2*256*256  + (255 -  [.B82]) +256*(511 - [.C82])" office:value-type="float" office:value="131072" calcext:value-type="float">
            <text:p>131072</text:p>
          </table:table-cell>
          <table:table-cell table:number-columns-repeated="2"/>
          <table:table-cell table:formula="of:=2*256*256+(256-1-[.B82])+(2*256-1-[.C82])*256" office:value-type="float" office:value="131072" calcext:value-type="float">
            <text:p>131072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table:formula="of:=2*256*256  + (255 -  [.B83]) +256*(511 - [.C83])" office:value-type="float" office:value="131328" calcext:value-type="float">
            <text:p>131328</text:p>
          </table:table-cell>
          <table:table-cell table:number-columns-repeated="2"/>
          <table:table-cell table:formula="of:=2*256*256+(256-1-[.B83])+(2*256-1-[.C83])*256" office:value-type="float" office:value="131328" calcext:value-type="float">
            <text:p>131328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509" calcext:value-type="float">
            <text:p>509</text:p>
          </table:table-cell>
          <table:table-cell table:number-columns-repeated="2"/>
          <table:table-cell table:formula="of:=2*256*256  + (255 -  [.B84]) +256*(511 - [.C84])" office:value-type="float" office:value="131584" calcext:value-type="float">
            <text:p>131584</text:p>
          </table:table-cell>
          <table:table-cell table:number-columns-repeated="2"/>
          <table:table-cell table:formula="of:=2*256*256+(256-1-[.B84])+(2*256-1-[.C84])*256" office:value-type="float" office:value="131584" calcext:value-type="float">
            <text:p>131584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table:formula="of:=2*256*256  + (255 -  [.B85]) +256*(511 - [.C85])" office:value-type="float" office:value="131840" calcext:value-type="float">
            <text:p>131840</text:p>
          </table:table-cell>
          <table:table-cell table:number-columns-repeated="2"/>
          <table:table-cell table:formula="of:=2*256*256+(256-1-[.B85])+(2*256-1-[.C85])*256" office:value-type="float" office:value="131840" calcext:value-type="float">
            <text:p>131840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table:formula="of:=2*256*256  + (255 -  [.B86]) +256*(511 - [.C86])" office:value-type="float" office:value="132096" calcext:value-type="float">
            <text:p>132096</text:p>
          </table:table-cell>
          <table:table-cell table:number-columns-repeated="2"/>
          <table:table-cell table:formula="of:=2*256*256+(256-1-[.B86])+(2*256-1-[.C86])*256" office:value-type="float" office:value="132096" calcext:value-type="float">
            <text:p>132096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506" calcext:value-type="float">
            <text:p>506</text:p>
          </table:table-cell>
          <table:table-cell table:number-columns-repeated="2"/>
          <table:table-cell table:formula="of:=2*256*256  + (255 -  [.B87]) +256*(511 - [.C87])" office:value-type="float" office:value="132352" calcext:value-type="float">
            <text:p>132352</text:p>
          </table:table-cell>
          <table:table-cell table:number-columns-repeated="2"/>
          <table:table-cell table:formula="of:=2*256*256+(256-1-[.B87])+(2*256-1-[.C87])*256" office:value-type="float" office:value="132352" calcext:value-type="float">
            <text:p>132352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formula="of:=2*256*256  + (255 -  [.B88]) +256*(511 - [.C88])" office:value-type="float" office:value="196352" calcext:value-type="float">
            <text:p>196352</text:p>
          </table:table-cell>
          <table:table-cell table:number-columns-repeated="2"/>
          <table:table-cell table:formula="of:=2*256*256+(256-1-[.B88])+(2*256-1-[.C88])*256" office:value-type="float" office:value="196352" calcext:value-type="float">
            <text:p>19635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formula="of:=2*256*256  + (255 -  [.B89]) +256*(511 - [.C89])" office:value-type="float" office:value="196607" calcext:value-type="float">
            <text:p>196607</text:p>
          </table:table-cell>
          <table:table-cell table:number-columns-repeated="2"/>
          <table:table-cell table:formula="of:=2*256*256+(256-1-[.B89])+(2*256-1-[.C89])*256" office:value-type="float" office:value="196607" calcext:value-type="float">
            <text:p>196607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table:formula="of:=2*256*256  + (255 -  [.B90]) +256*(511 - [.C90])" office:value-type="float" office:value="131070" calcext:value-type="float">
            <text:p>131070</text:p>
          </table:table-cell>
          <table:table-cell table:number-columns-repeated="2"/>
          <table:table-cell table:formula="of:=2*256*256+(256-1-[.B90])+(2*256-1-[.C90])*256" office:value-type="float" office:value="131070" calcext:value-type="float">
            <text:p>13107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table:formula="of:=2*256*256  + (255 -  [.B91]) +256*(511 - [.C91])" office:value-type="float" office:value="131325" calcext:value-type="float">
            <text:p>131325</text:p>
          </table:table-cell>
          <table:table-cell table:number-columns-repeated="2"/>
          <table:table-cell table:formula="of:=2*256*256+(256-1-[.B91])+(2*256-1-[.C91])*256" office:value-type="float" office:value="131325" calcext:value-type="float">
            <text:p>131325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table:formula="of:=2*256*256  + (255 -  [.B92]) +256*(511 - [.C92])" office:value-type="float" office:value="131580" calcext:value-type="float">
            <text:p>131580</text:p>
          </table:table-cell>
          <table:table-cell table:number-columns-repeated="2"/>
          <table:table-cell table:formula="of:=2*256*256+(256-1-[.B92])+(2*256-1-[.C92])*256" office:value-type="float" office:value="131580" calcext:value-type="float">
            <text:p>13158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09" calcext:value-type="float">
            <text:p>509</text:p>
          </table:table-cell>
          <table:table-cell table:number-columns-repeated="2"/>
          <table:table-cell table:formula="of:=2*256*256  + (255 -  [.B93]) +256*(511 - [.C93])" office:value-type="float" office:value="131835" calcext:value-type="float">
            <text:p>131835</text:p>
          </table:table-cell>
          <table:table-cell table:number-columns-repeated="2"/>
          <table:table-cell table:formula="of:=2*256*256+(256-1-[.B93])+(2*256-1-[.C93])*256" office:value-type="float" office:value="131835" calcext:value-type="float">
            <text:p>13183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table:formula="of:=2*256*256  + (255 -  [.B94]) +256*(511 - [.C94])" office:value-type="float" office:value="132090" calcext:value-type="float">
            <text:p>132090</text:p>
          </table:table-cell>
          <table:table-cell table:number-columns-repeated="2"/>
          <table:table-cell table:formula="of:=2*256*256+(256-1-[.B94])+(2*256-1-[.C94])*256" office:value-type="float" office:value="132090" calcext:value-type="float">
            <text:p>13209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table:formula="of:=2*256*256  + (255 -  [.B95]) +256*(511 - [.C95])" office:value-type="float" office:value="196351" calcext:value-type="float">
            <text:p>196351</text:p>
          </table:table-cell>
          <table:table-cell table:number-columns-repeated="2"/>
          <table:table-cell table:formula="of:=2*256*256+(256-1-[.B95])+(2*256-1-[.C95])*256" office:value-type="float" office:value="196351" calcext:value-type="float">
            <text:p>19635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formula="of:=2*256*256  + (255 -  [.B96]) +256*(511 - [.C96])" office:value-type="float" office:value="196607" calcext:value-type="float">
            <text:p>196607</text:p>
          </table:table-cell>
          <table:table-cell table:number-columns-repeated="2"/>
          <table:table-cell table:formula="of:=2*256*256+(256-1-[.B96])+(2*256-1-[.C96])*256" office:value-type="float" office:value="196607" calcext:value-type="float">
            <text:p>196607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table:formula="of:=2*256*256  + (255 -  [.B97]) +256*(511 - [.C97])" office:value-type="float" office:value="196351" calcext:value-type="float">
            <text:p>196351</text:p>
          </table:table-cell>
          <table:table-cell table:number-columns-repeated="2"/>
          <table:table-cell table:formula="of:=2*256*256+(256-1-[.B97])+(2*256-1-[.C97])*256" office:value-type="float" office:value="196351" calcext:value-type="float">
            <text:p>19635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table:formula="of:=2*256*256  + (255 -  [.B98]) +256*(511 - [.C98])" office:value-type="float" office:value="196095" calcext:value-type="float">
            <text:p>196095</text:p>
          </table:table-cell>
          <table:table-cell table:number-columns-repeated="2"/>
          <table:table-cell table:formula="of:=2*256*256+(256-1-[.B98])+(2*256-1-[.C98])*256" office:value-type="float" office:value="196095" calcext:value-type="float">
            <text:p>19609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table:number-columns-repeated="2"/>
          <table:table-cell table:formula="of:=2*256*256  + (255 -  [.B99]) +256*(511 - [.C99])" office:value-type="float" office:value="195839" calcext:value-type="float">
            <text:p>195839</text:p>
          </table:table-cell>
          <table:table-cell table:number-columns-repeated="2"/>
          <table:table-cell table:formula="of:=2*256*256+(256-1-[.B99])+(2*256-1-[.C99])*256" office:value-type="float" office:value="195839" calcext:value-type="float">
            <text:p>195839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table:formula="of:=2*256*256  + (255 -  [.B100]) +256*(511 - [.C100])" office:value-type="float" office:value="195583" calcext:value-type="float">
            <text:p>195583</text:p>
          </table:table-cell>
          <table:table-cell table:number-columns-repeated="2"/>
          <table:table-cell table:formula="of:=2*256*256+(256-1-[.B100])+(2*256-1-[.C100])*256" office:value-type="float" office:value="195583" calcext:value-type="float">
            <text:p>195583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number-columns-repeated="2"/>
          <table:table-cell table:formula="of:=2*256*256  + (255 -  [.B101]) +256*(511 - [.C101])" office:value-type="float" office:value="195327" calcext:value-type="float">
            <text:p>195327</text:p>
          </table:table-cell>
          <table:table-cell table:number-columns-repeated="2"/>
          <table:table-cell table:formula="of:=2*256*256+(256-1-[.B101])+(2*256-1-[.C101])*256" office:value-type="float" office:value="195327" calcext:value-type="float">
            <text:p>195327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table:formula="of:=2*256*256  + (255 -  [.B102]) +256*(511 - [.C102])" office:value-type="float" office:value="195071" calcext:value-type="float">
            <text:p>195071</text:p>
          </table:table-cell>
          <table:table-cell table:number-columns-repeated="2"/>
          <table:table-cell table:formula="of:=2*256*256+(256-1-[.B102])+(2*256-1-[.C102])*256" office:value-type="float" office:value="195071" calcext:value-type="float">
            <text:p>19507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*256*256 + [.B104]+[.C104]*256" office:value-type="float" office:value="196608" calcext:value-type="float">
            <text:p>196608</text:p>
          </table:table-cell>
          <table:table-cell table:number-columns-repeated="2"/>
          <table:table-cell table:formula="of:=3*256*256+[.B104]+[.C104]*256" office:value-type="float" office:value="196608" calcext:value-type="float">
            <text:p>19660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*256*256 + [.B105]+[.C105]*256" office:value-type="float" office:value="196864" calcext:value-type="float">
            <text:p>196864</text:p>
          </table:table-cell>
          <table:table-cell table:number-columns-repeated="2"/>
          <table:table-cell table:formula="of:=3*256*256+[.B105]+[.C105]*256" office:value-type="float" office:value="196864" calcext:value-type="float">
            <text:p>19686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*256*256 + [.B106]+[.C106]*256" office:value-type="float" office:value="197120" calcext:value-type="float">
            <text:p>197120</text:p>
          </table:table-cell>
          <table:table-cell table:number-columns-repeated="2"/>
          <table:table-cell table:formula="of:=3*256*256+[.B106]+[.C106]*256" office:value-type="float" office:value="197120" calcext:value-type="float">
            <text:p>19712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*256*256 + [.B107]+[.C107]*256" office:value-type="float" office:value="197376" calcext:value-type="float">
            <text:p>197376</text:p>
          </table:table-cell>
          <table:table-cell table:number-columns-repeated="2"/>
          <table:table-cell table:formula="of:=3*256*256+[.B107]+[.C107]*256" office:value-type="float" office:value="197376" calcext:value-type="float">
            <text:p>19737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*256*256 + [.B108]+[.C108]*256" office:value-type="float" office:value="197632" calcext:value-type="float">
            <text:p>197632</text:p>
          </table:table-cell>
          <table:table-cell table:number-columns-repeated="2"/>
          <table:table-cell table:formula="of:=3*256*256+[.B108]+[.C108]*256" office:value-type="float" office:value="197632" calcext:value-type="float">
            <text:p>1976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3*256*256 + [.B109]+[.C109]*256" office:value-type="float" office:value="196609" calcext:value-type="float">
            <text:p>196609</text:p>
          </table:table-cell>
          <table:table-cell table:number-columns-repeated="2"/>
          <table:table-cell table:formula="of:=3*256*256+[.B109]+[.C109]*256" office:value-type="float" office:value="196609" calcext:value-type="float">
            <text:p>19660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3*256*256 + [.B110]+[.C110]*256" office:value-type="float" office:value="196610" calcext:value-type="float">
            <text:p>196610</text:p>
          </table:table-cell>
          <table:table-cell table:number-columns-repeated="2"/>
          <table:table-cell table:formula="of:=3*256*256+[.B110]+[.C110]*256" office:value-type="float" office:value="196610" calcext:value-type="float">
            <text:p>1966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3*256*256 + [.B111]+[.C111]*256" office:value-type="float" office:value="196611" calcext:value-type="float">
            <text:p>196611</text:p>
          </table:table-cell>
          <table:table-cell table:number-columns-repeated="2"/>
          <table:table-cell table:formula="of:=3*256*256+[.B111]+[.C111]*256" office:value-type="float" office:value="196611" calcext:value-type="float">
            <text:p>19661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3*256*256 + [.B112]+[.C112]*256" office:value-type="float" office:value="196612" calcext:value-type="float">
            <text:p>196612</text:p>
          </table:table-cell>
          <table:table-cell table:number-columns-repeated="2"/>
          <table:table-cell table:formula="of:=3*256*256+[.B112]+[.C112]*256" office:value-type="float" office:value="196612" calcext:value-type="float">
            <text:p>196612</text:p>
          </table:table-cell>
        </table:table-row>
        <table:table-row table:style-name="ro1">
          <table:table-cell/>
          <table:table-cell table:number-columns-repeated="2" office:value-type="float" office:value="255" calcext:value-type="float">
            <text:p>255</text:p>
          </table:table-cell>
          <table:table-cell table:number-columns-repeated="3"/>
          <table:table-cell table:formula="of:=3*256*256 + [.B113]+[.C113]*256" office:value-type="float" office:value="262143" calcext:value-type="float">
            <text:p>262143</text:p>
          </table:table-cell>
          <table:table-cell table:number-columns-repeated="2"/>
          <table:table-cell table:formula="of:=3*256*256+[.B113]+[.C113]*256" office:value-type="float" office:value="262143" calcext:value-type="float">
            <text:p>262143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table:formula="of:=3*256*256 + [.B114]+[.C114]*256" office:value-type="float" office:value="262142" calcext:value-type="float">
            <text:p>262142</text:p>
          </table:table-cell>
          <table:table-cell table:number-columns-repeated="2"/>
          <table:table-cell table:formula="of:=3*256*256+[.B114]+[.C114]*256" office:value-type="float" office:value="262142" calcext:value-type="float">
            <text:p>262142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table:formula="of:=3*256*256 + [.B115]+[.C115]*256" office:value-type="float" office:value="262141" calcext:value-type="float">
            <text:p>262141</text:p>
          </table:table-cell>
          <table:table-cell table:number-columns-repeated="2"/>
          <table:table-cell table:formula="of:=3*256*256+[.B115]+[.C115]*256" office:value-type="float" office:value="262141" calcext:value-type="float">
            <text:p>262141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table:formula="of:=3*256*256 + [.B116]+[.C116]*256" office:value-type="float" office:value="262140" calcext:value-type="float">
            <text:p>262140</text:p>
          </table:table-cell>
          <table:table-cell table:number-columns-repeated="2"/>
          <table:table-cell table:formula="of:=3*256*256+[.B116]+[.C116]*256" office:value-type="float" office:value="262140" calcext:value-type="float">
            <text:p>262140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table:formula="of:=3*256*256 + [.B117]+[.C117]*256" office:value-type="float" office:value="262139" calcext:value-type="float">
            <text:p>262139</text:p>
          </table:table-cell>
          <table:table-cell table:number-columns-repeated="2"/>
          <table:table-cell table:formula="of:=3*256*256+[.B117]+[.C117]*256" office:value-type="float" office:value="262139" calcext:value-type="float">
            <text:p>262139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table:formula="of:=3*256*256 + [.B118]+[.C118]*256" office:value-type="float" office:value="262138" calcext:value-type="float">
            <text:p>262138</text:p>
          </table:table-cell>
          <table:table-cell table:number-columns-repeated="2"/>
          <table:table-cell table:formula="of:=3*256*256+[.B118]+[.C118]*256" office:value-type="float" office:value="262138" calcext:value-type="float">
            <text:p>262138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table:formula="of:=3*256*256 + [.B119]+[.C119]*256" office:value-type="float" office:value="262137" calcext:value-type="float">
            <text:p>262137</text:p>
          </table:table-cell>
          <table:table-cell table:number-columns-repeated="2"/>
          <table:table-cell table:formula="of:=3*256*256+[.B119]+[.C119]*256" office:value-type="float" office:value="262137" calcext:value-type="float">
            <text:p>2621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1:54:33.430089657</meta:creation-date>
    <dc:date>2024-10-29T16:20:35.265770907</dc:date>
    <meta:editing-duration>PT42M50S</meta:editing-duration>
    <meta:editing-cycles>9</meta:editing-cycles>
    <meta:generator>LibreOffice/7.3.7.2$Linux_X86_64 LibreOffice_project/30$Build-2</meta:generator>
    <meta:document-statistic meta:table-count="1" meta:cell-count="398" meta:object-count="0"/>
  </office:meta>
</office:document-meta>
</file>